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711cm" svg:height="1.987cm" draw:transform="skewX (-0.000523598775598298) rotate (1.58824961931484) translate (3.9556323385623cm 5.918721469375cm)" svg:viewBox="0 0 3712 1988" svg:d="M824 1930c-64-354 355-297 824-307 469-9 1017-19 1292-42 630-41 847-195 750-955-24-177-66-400-75-472-7-70-798-246-794-93 5 154 72 407 119 656 50 250 18 220-910 274-925 19-2244-138-2001 865 38 157 812 164 795 74z">
          <text:p/>
        </draw:path>
        <draw:path draw:style-name="gr1" draw:text-style-name="P1" draw:layer="layout" svg:width="3.299cm" svg:height="1.355cm" draw:transform="skewX (-0.0005235987755983) rotate (1.58824961931484) translate (4.8261430011793cm 8.38062172629671cm)" svg:viewBox="0 0 3300 1356" svg:d="M202 710c415 35 1250 30 1690 45 441 15 544-41 610 249 66 289 923 603 783 37-139-565-744-882-1314-905-569-23-1053 10-1890-136-171-16-42 699 121 710z">
          <text:p/>
        </draw:path>
        <draw:path draw:style-name="gr1" draw:text-style-name="P1" draw:layer="layout" svg:width="0.913cm" svg:height="1.505cm" draw:transform="rotate (1.58877321809044) translate (3.886023515171cm 8.9415336117915cm)" svg:viewBox="0 0 914 1506" svg:d="M910 1289c-73-373-105-778-98-919 6-145-858-644-810-170 50 474 43 535 112 999 46 304 867 463 796 90z">
          <text:p/>
        </draw:path>
        <draw:path draw:style-name="gr1" draw:text-style-name="P1" draw:layer="layout" svg:width="0.902cm" svg:height="0.661cm" draw:transform="skewX (0.001221730476396) rotate (-2.1556561591382) translate (5.6594573185943cm 8.15062916649461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rotate (-2.15687788961459) translate (4.6174578120654cm 8.280961441795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rotate (-2.15757602131539) translate (6.3859911071038cm 5.199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4.5774578120653cm 2.4367947751292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7:03:51.828000000</dc:date>
    <meta:editing-duration>PT2M47S</meta:editing-duration>
    <meta:editing-cycles>3</meta:editing-cycles>
    <meta:generator>LibreOffice/24.2.4.2$Windows_X86_64 LibreOffice_project/51a6219feb6075d9a4c46691dcfe0cd9c4fff3c2</meta:generator>
    <meta:document-statistic meta:object-count="7"/>
  </office:meta>
</office:document-meta>
</file>